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91B000002983925F71A.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weight="bold" officeooo:rsid="0021e59d" officeooo:paragraph-rsid="0021e59d" style:font-weight-asian="bold" style:font-weight-complex="bold"/>
    </style:style>
    <style:style style:name="P2" style:family="paragraph" style:parent-style-name="Standard">
      <style:paragraph-properties fo:text-align="start" style:justify-single-word="false"/>
      <style:text-properties fo:font-weight="bold" officeooo:rsid="002b4ad0" officeooo:paragraph-rsid="002b4ad0" style:font-weight-asian="bold" style:font-weight-complex="bold"/>
    </style:style>
    <style:style style:name="P3" style:family="paragraph" style:parent-style-name="Standard">
      <style:paragraph-properties fo:text-align="start" style:justify-single-word="false"/>
      <style:text-properties fo:font-size="11pt" officeooo:rsid="0027a60c" officeooo:paragraph-rsid="0027a60c" style:font-size-asian="11pt" style:font-size-complex="11pt"/>
    </style:style>
    <style:style style:name="P4" style:family="paragraph" style:parent-style-name="Standard">
      <style:paragraph-properties fo:text-align="start" style:justify-single-word="false"/>
      <style:text-properties fo:font-size="11pt" officeooo:paragraph-rsid="0027a60c" style:font-size-asian="11pt" style:font-size-complex="11pt"/>
    </style:style>
    <style:style style:name="P5" style:family="paragraph" style:parent-style-name="Standard">
      <style:text-properties fo:font-size="11pt" officeooo:rsid="001f6c02" officeooo:paragraph-rsid="0027a60c" style:font-size-asian="11pt" style:font-size-complex="11pt"/>
    </style:style>
    <style:style style:name="P6" style:family="paragraph" style:parent-style-name="Standard">
      <style:text-properties fo:font-size="11pt" officeooo:rsid="001f6c02" officeooo:paragraph-rsid="001f6c02" style:font-size-asian="11pt" style:font-size-complex="11pt"/>
    </style:style>
    <style:style style:name="P7" style:family="paragraph" style:parent-style-name="Standard">
      <style:text-properties fo:font-size="11pt" officeooo:rsid="001f6c02" officeooo:paragraph-rsid="002bc94b" style:font-size-asian="11pt" style:font-size-complex="11pt"/>
    </style:style>
    <style:style style:name="P8" style:family="paragraph" style:parent-style-name="Standard">
      <style:text-properties fo:font-size="11pt" officeooo:rsid="001f6c02" officeooo:paragraph-rsid="002c4bde" style:font-size-asian="11pt" style:font-size-complex="11pt"/>
    </style:style>
    <style:style style:name="P9" style:family="paragraph" style:parent-style-name="Standard">
      <style:text-properties fo:font-size="11pt" officeooo:rsid="002b4ad0" officeooo:paragraph-rsid="002b4ad0" style:font-size-asian="11pt" style:font-size-complex="11pt"/>
    </style:style>
    <style:style style:name="P10" style:family="paragraph" style:parent-style-name="Standard">
      <style:text-properties fo:font-size="11pt" officeooo:rsid="002b4ad0" officeooo:paragraph-rsid="002bc94b" style:font-size-asian="11pt" style:font-size-complex="11pt"/>
    </style:style>
    <style:style style:name="P11" style:family="paragraph" style:parent-style-name="Standard">
      <style:text-properties fo:font-size="11pt" officeooo:rsid="002b4ad0" officeooo:paragraph-rsid="002c4bde" style:font-size-asian="11pt" style:font-size-complex="11pt"/>
    </style:style>
    <style:style style:name="P12" style:family="paragraph" style:parent-style-name="Standard">
      <style:text-properties fo:font-size="11pt" officeooo:rsid="002bc94b" officeooo:paragraph-rsid="002bc94b" style:font-size-asian="11pt" style:font-size-complex="11pt"/>
    </style:style>
    <style:style style:name="P13" style:family="paragraph" style:parent-style-name="Standard">
      <style:text-properties fo:font-size="11pt" officeooo:rsid="0025adcb" officeooo:paragraph-rsid="0025adcb" style:font-size-asian="11pt" style:font-size-complex="11pt"/>
    </style:style>
    <style:style style:name="P14" style:family="paragraph" style:parent-style-name="Standard">
      <style:paragraph-properties fo:text-align="center" style:justify-single-word="false"/>
      <style:text-properties fo:font-size="11pt" officeooo:rsid="0021e59d" officeooo:paragraph-rsid="0021e59d" style:font-size-asian="11pt" style:font-size-complex="11pt"/>
    </style:style>
    <style:style style:name="P15" style:family="paragraph" style:parent-style-name="Standard">
      <style:paragraph-properties fo:text-align="start" style:justify-single-word="false"/>
      <style:text-properties fo:font-size="11pt" officeooo:rsid="0021e59d" officeooo:paragraph-rsid="0021e59d" style:font-size-asian="11pt" style:font-size-complex="11pt"/>
    </style:style>
    <style:style style:name="P16" style:family="paragraph" style:parent-style-name="Standard">
      <style:paragraph-properties fo:text-align="center" style:justify-single-word="false"/>
      <style:text-properties fo:font-size="11pt" officeooo:rsid="002074c6" officeooo:paragraph-rsid="002074c6" style:font-size-asian="11pt" style:font-size-complex="11pt"/>
    </style:style>
    <style:style style:name="P17" style:family="paragraph" style:parent-style-name="Standard">
      <style:paragraph-properties fo:text-align="center" style:justify-single-word="false"/>
      <style:text-properties fo:font-size="11pt" officeooo:rsid="002074c6" officeooo:paragraph-rsid="002e3fb2" style:font-size-asian="11pt" style:font-size-complex="11pt"/>
    </style:style>
    <style:style style:name="P18" style:family="paragraph" style:parent-style-name="Standard">
      <style:paragraph-properties fo:text-align="center" style:justify-single-word="false"/>
      <style:text-properties fo:font-size="11pt" officeooo:rsid="0024ed9c" officeooo:paragraph-rsid="0024ed9c" style:font-size-asian="11pt" style:font-size-complex="11pt"/>
    </style:style>
    <style:style style:name="P19" style:family="paragraph" style:parent-style-name="Standard">
      <style:text-properties fo:font-size="11pt" officeooo:rsid="002ebc6c" officeooo:paragraph-rsid="002ebc6c" style:font-size-asian="11pt" style:font-size-complex="11pt"/>
    </style:style>
    <style:style style:name="P20" style:family="paragraph" style:parent-style-name="Standard">
      <style:text-properties fo:font-size="11pt" officeooo:rsid="00305ce8" officeooo:paragraph-rsid="00305ce8" style:font-size-asian="11pt" style:font-size-complex="11pt"/>
    </style:style>
    <style:style style:name="P21" style:family="paragraph" style:parent-style-name="Standard">
      <style:text-properties fo:font-size="11pt" officeooo:rsid="0032522d" officeooo:paragraph-rsid="0032522d" style:font-size-asian="11pt" style:font-size-complex="11pt"/>
    </style:style>
    <style:style style:name="P22" style:family="paragraph" style:parent-style-name="Standard">
      <style:text-properties fo:font-size="11pt" officeooo:rsid="0032522d" officeooo:paragraph-rsid="0032896e" style:font-size-asian="11pt" style:font-size-complex="11pt"/>
    </style:style>
    <style:style style:name="P23" style:family="paragraph" style:parent-style-name="Standard">
      <style:text-properties fo:font-size="11pt" officeooo:rsid="0032896e" officeooo:paragraph-rsid="0032896e" style:font-size-asian="11pt" style:font-size-complex="11pt"/>
    </style:style>
    <style:style style:name="P24" style:family="paragraph" style:parent-style-name="Standard">
      <style:paragraph-properties fo:text-align="end" style:justify-single-word="false"/>
      <style:text-properties fo:font-size="11pt" fo:font-weight="bold" officeooo:rsid="001f6c02" officeooo:paragraph-rsid="001f6c02" style:font-size-asian="11pt" style:font-weight-asian="bold" style:font-size-complex="11pt" style:font-weight-complex="bold"/>
    </style:style>
    <style:style style:name="T1" style:family="text">
      <style:text-properties officeooo:rsid="0024ed9c"/>
    </style:style>
    <style:style style:name="T2" style:family="text">
      <style:text-properties officeooo:rsid="0027a60c"/>
    </style:style>
    <style:style style:name="T3" style:family="text">
      <style:text-properties officeooo:rsid="002b4ad0"/>
    </style:style>
    <style:style style:name="T4" style:family="text">
      <style:text-properties officeooo:rsid="002bc94b"/>
    </style:style>
    <style:style style:name="T5" style:family="text">
      <style:text-properties officeooo:rsid="002c4bde"/>
    </style:style>
    <style:style style:name="T6" style:family="text">
      <style:text-properties officeooo:rsid="002e3fb2"/>
    </style:style>
    <style:style style:name="T7" style:family="text">
      <style:text-properties fo:font-weight="bold" style:font-weight-asian="bold" style:font-weight-complex="bold"/>
    </style:style>
    <style:style style:name="T8" style:family="text">
      <style:text-properties officeooo:rsid="0032896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Patient Information</text:p>
      <text:p text:style-name="P14"/>
      <text:p text:style-name="P17">Last Name: _____________________ First Name: _____________________ Middle Initial: _____ <text:s/>Age: ______</text:p>
      <text:p text:style-name="P6"/>
      <text:p text:style-name="P16">Date of Birth: _____/_____/_____ <text:s/>Gender: ( <text:s text:c="2"/>) Male <text:s/>( <text:s text:c="2"/>) Female <text:s text:c="2"/><text:span text:style-name="T6">Race: __________ Ethnicity: __________</text:span></text:p>
      <text:p text:style-name="P16"/>
      <text:p text:style-name="P16">Address: ___________________________________________________________________________</text:p>
      <text:p text:style-name="P16"/>
      <text:p text:style-name="P16">City: _____________________________________________ State: ______ Zip: ___________</text:p>
      <text:p text:style-name="P16"/>
      <text:p text:style-name="P14">Cell: (_____)_______________ Home: (_____)_______________ Work: (_____)________________</text:p>
      <text:p text:style-name="P14"/>
      <text:p text:style-name="P14">Email: _________________________________________</text:p>
      <text:p text:style-name="P14"/>
      <text:p text:style-name="P15">Guarantor <text:span text:style-name="T1">(if patient is a dependent):</text:span></text:p>
      <text:p text:style-name="P14"/>
      <text:p text:style-name="P18">Name: _____________________________________ Date of Birth: ___/___/____ <text:span text:style-name="T6">Relation to Patient: ____________</text:span></text:p>
      <text:p text:style-name="P6"/>
      <text:p text:style-name="P13"><text:span text:style-name="T7">Reason for visit:</text:span>_______________________________________________________________________________</text:p>
      <text:p text:style-name="P13"/>
      <text:p text:style-name="P13">_____________________________________________________________________________________________</text:p>
      <text:p text:style-name="P24"/>
      <text:p text:style-name="P2">Please check all that apply</text:p>
      <text:p text:style-name="P3">Eye Concerns: <text:tab/><text:tab/><text:tab/>Visual Concerns:</text:p>
      <text:p text:style-name="P3"><text:tab/>___ redness<text:tab/><text:tab/><text:tab/>___blurred vision<text:tab/>___ severe sensitivity to light</text:p>
      <text:p text:style-name="P4"><text:tab/>___ <text:span text:style-name="T2">tearing<text:tab/><text:tab/><text:tab/>___ eye pain<text:tab/><text:tab/>___ headache</text:span></text:p>
      <text:p text:style-name="P3"><text:tab/>___ burning<text:tab/><text:tab/><text:tab/>___ eye strain<text:tab/><text:tab/>___ poor night vision</text:p>
      <text:p text:style-name="P3"><text:tab/>___ discharge<text:tab/><text:tab/><text:tab/>___ eye pain<text:tab/><text:tab/>___ bothersome night glare</text:p>
      <text:p text:style-name="P5"><text:tab/><text:tab/><text:tab/><text:tab/><text:tab/>___ <text:span text:style-name="T2">double vision<text:tab/>___ total loss of vision</text:span></text:p>
      <text:p text:style-name="P8"><text:tab/><text:tab/><text:tab/><text:tab/><text:tab/><text:tab/><text:tab/><text:tab/>___ <text:span text:style-name="T3">struggle for grades in school</text:span></text:p>
      <text:p text:style-name="P9">Eye Conditions:</text:p>
      <text:p text:style-name="P9"><text:tab/><text:span text:style-name="T5">self<text:tab/>blood relative</text:span></text:p>
      <text:p text:style-name="P9"><text:tab/>___ <text:tab/>___ glaucoma<text:tab/><text:tab/><text:tab/>last eye exam _________________________</text:p>
      <text:p text:style-name="P9"><text:tab/>___ <text:tab/>___ blindness<text:tab/><text:tab/><text:tab/></text:p>
      <text:p text:style-name="P9"><text:tab/>___<text:tab/>___ cataract<text:tab/><text:tab/><text:tab/>last dilation __________________________</text:p>
      <text:p text:style-name="P9"><text:tab/>___<text:tab/>___ lazy eye</text:p>
      <text:p text:style-name="P9"><text:tab/>___<text:tab/>___ dry eye<text:tab/><text:tab/><text:tab/>last physical exam _____________________</text:p>
      <text:p text:style-name="P11"><text:tab/>___ <text:tab/>___ macular degeneration<text:tab/></text:p>
      <text:p text:style-name="P9"/>
      <text:p text:style-name="P9">Medical History:</text:p>
      <text:p text:style-name="P9"><text:tab/>self<text:tab/>blood relative<text:tab/><text:tab/>self<text:tab/>blood relative<text:tab/><text:tab/><text:tab/></text:p>
      <text:p text:style-name="P10"><text:tab/>___<text:tab/>___<text:tab/><text:span text:style-name="T5">diabetes</text:span><text:tab/>___<text:tab/>___<text:tab/>heart disease<text:tab/><text:tab/>___ pregnant/nursing</text:p>
      <text:p text:style-name="P9"><text:tab/>___<text:tab/>___<text:tab/>cancer<text:tab/><text:tab/>___<text:tab/>___<text:tab/>hypertension<text:tab/><text:tab/>___ <text:span text:style-name="T4">alcohol use</text:span></text:p>
      <text:p text:style-name="P7"><text:tab/>___<text:tab/>___<text:tab/><text:span text:style-name="T5">arthritis<text:tab/><text:tab/>___<text:tab/>___<text:tab/>respiratory problems<text:tab/>___ smoker</text:span></text:p>
      <text:p text:style-name="P8"><text:tab/>___<text:tab/>___<text:tab/><text:span text:style-name="T3">headache<text:tab/>___<text:tab/>___<text:tab/>shingles<text:tab/><text:tab/>___ eye surgery</text:span><text:tab/></text:p>
      <text:p text:style-name="P8"><text:tab/>___<text:tab/>___<text:tab/><text:span text:style-name="T3">HIV<text:tab/><text:tab/>___<text:tab/>___<text:tab/>thyroid disease<text:tab/><text:tab/>___ medication allergies</text:span></text:p>
      <text:p text:style-name="P7"><text:tab/>___<text:tab/>___<text:tab/><text:span text:style-name="T3">hepatitis<text:tab/>___<text:tab/>___<text:tab/>high cholesterol<text:tab/><text:tab/></text:span></text:p>
      <text:p text:style-name="P8"><text:tab/>___<text:tab/>___<text:tab/><text:span text:style-name="T5">lupus<text:tab/><text:tab/>___<text:tab/>___<text:tab/>kidney disorder<text:tab/><text:tab/>____________________</text:span></text:p>
      <text:p text:style-name="P6"/>
      <text:p text:style-name="P12">Current Medications: ______________________________________________________________________________</text:p>
      <text:p text:style-name="P12"/>
      <text:p text:style-name="P12">_______________________________________________________________________________________________</text:p>
      <text:p text:style-name="P12"><text:soft-page-break/></text:p>
      <text:p text:style-name="P19">Contact Lens Wear:</text:p>
      <text:p text:style-name="P19"/>
      <text:p text:style-name="P19">Brand: ____________________________<text:tab/>Replacement Schedule: ___daily ___ 2 weeks ___ monthly ___ other</text:p>
      <text:p text:style-name="P19"/>
      <text:p text:style-name="P19">Do you sleep in your contacts? ___ yes ___ no<text:tab/>Age of current lens? ______________________________</text:p>
      <text:p text:style-name="P19"/>
      <text:p text:style-name="P19">Cleaning solution used: _____________________<text:tab/>Problems with lenses? ________________________________</text:p>
      <text:p text:style-name="P19"/>
      <text:p text:style-name="P19">Glasses Wear:</text:p>
      <text:p text:style-name="P19"/>
      <text:p text:style-name="P19">Do you currently wear glasses? ___ yes ___ no <text:s/><text:tab/>Have you ever worn prescription glasses ___ yes ___ no</text:p>
      <text:p text:style-name="P19"/>
      <text:p text:style-name="P19">Age of glasses? __________________<text:tab/><text:tab/>Age you began wearing glasses? _______________</text:p>
      <text:p text:style-name="P19"/>
      <text:p text:style-name="P19">Troubles or concerns with your current glasses? ________________________________________________________</text:p>
      <text:p text:style-name="P19"/>
      <text:p text:style-name="P20">Desires for next pair of glasses: _____________________________________________________________________</text:p>
      <text:p text:style-name="P20"/>
      <text:p text:style-name="P21">Pupil Dilation:</text:p>
      <text:p text:style-name="P22">Dilation is standard procedure for a comprehensive eye examination. Dilation assists in the detection of glaucoma, cataracts, diabetic and hypertensive retinal changes, retinal holes or tears, and some types of tumors and headaches. Dilating drops enlarge the size of the pupil and allows the doctor a more thorough examination of the retina(back of the eye). The side effects are light sensitivity for 4 to 6 hours and trouble focusing up close for 2 to 3 hours. It is possible, though unlikely, that a dilation could cause a sudden rise in eye pressure. If the doctor determines you are at risk your pupils will not be dilated. <text:span text:style-name="T8">Most people are able to drive home, however, if you are uncomfortable driving, or if you feel unsafe driving, please arrange for someone else to drive you. </text:span></text:p>
      <text:p text:style-name="P22"/>
      <text:p text:style-name="P22"><text:span text:style-name="T8">I AGREE to dilation ___ Today ___ Not Today <text:tab/>signature: _________________________________ Date: _________</text:span></text:p>
      <text:p text:style-name="P22"/>
      <text:p text:style-name="P23"/>
      <text:p text:style-name="P20"/>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6in" fo:margin-bottom="0.6in" fo:margin-left="0.6in" fo:margin-right="0.6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style:dynamic-spacing="false"/>
      </style:header-style>
      <style:footer-style/>
    </style:page-layout>
  </office:automatic-styles>
  <office:master-styles>
    <style:master-page style:name="Standard" style:page-layout-name="Mpm1">
      <style:header>
        <text:p text:style-name="Header"><draw:frame draw:style-name="Mfr1" draw:name="Image1" text:anchor-type="paragraph" svg:x="2.0071in" svg:y="-0.489in" svg:width="3.2866in" svg:height="0.9035in" draw:z-index="1"><draw:image xlink:href="Pictures/100000000000091B000002983925F71A.jpg" xlink:type="simple" xlink:show="embed" xlink:actuate="onLoad"/></draw:fram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05T11:39:52.663000000</meta:creation-date>
    <dc:date>2015-01-25T16:57:45.369000000</dc:date>
    <meta:editing-duration>P2DT20H16M32S</meta:editing-duration>
    <meta:editing-cycles>11</meta:editing-cycles>
    <meta:generator>LibreOffice/4.2.4.2$Windows_x86 LibreOffice_project/63150712c6d317d27ce2db16eb94c2f3d7b699f8</meta:generator>
    <meta:document-statistic meta:table-count="0" meta:image-count="1" meta:object-count="0" meta:page-count="2" meta:paragraph-count="50" meta:word-count="463" meta:character-count="3780" meta:non-whitespace-character-count="3278"/>
  </office:meta>
</office:document-meta>
</file>